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Pictures/200000320000112800000C818863EC7A.wmf"/>
  <manifest:file-entry manifest:media-type="image/png" manifest:full-path="Pictures/10000000000000200000002000309F1C.png"/>
  <manifest:file-entry manifest:media-type="image/png" manifest:full-path="Pictures/10000201000001F4000001F4CC336D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70%" draw:textarea-horizontal-align="center" draw:textarea-vertical-align="middle" draw:shadow-opacity="70%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draw:marker-start="" draw:marker-start-width="0.275cm" draw:marker-end="" draw:marker-end-width="0.375cm" draw:textarea-horizontal-align="center" draw:textarea-vertical-align="middle" fo:padding-top="0.15cm" fo:padding-bottom="0.15cm" fo:padding-left="0.125cm" fo:padding-right="0.125cm"/>
    </style:style>
    <style:style style:name="gr4" style:family="graphic" style:parent-style-name="standard">
      <style:graphic-properties draw:stroke="none" draw:fill="none" draw:fill-color="#006c88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fill-color="#004586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125cm" fo:padding-right="0.125cm"/>
    </style:style>
    <style:style style:name="gr9" style:family="graphic" style:parent-style-name="standard">
      <style:graphic-properties draw:fill-color="#579d1c" draw:textarea-horizontal-align="justify" draw:textarea-vertical-align="middle" draw:auto-grow-height="false" draw:shadow="visible"/>
    </style:style>
    <style:style style:name="gr10" style:family="graphic" style:parent-style-name="standard">
      <style:graphic-properties svg:stroke-width="0.05cm" svg:stroke-color="#00ae00" draw:marker-start="Arrow" draw:marker-start-width="0.38cm" draw:marker-end="Arrow" draw:marker-end-width="0.38cm" draw:textarea-horizontal-align="center" draw:textarea-vertical-align="middle" fo:padding-top="0.15cm" fo:padding-bottom="0.15cm" fo:padding-left="0.125cm" fo:padding-right="0.125cm"/>
    </style:style>
    <style:style style:name="gr11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svg:stroke-width="0.05cm" svg:stroke-color="#dc2300" draw:marker-start="Arrow" draw:marker-start-width="0.38cm" draw:marker-end="Arrow" draw:marker-end-width="0.38cm" draw:textarea-horizontal-align="center" draw:textarea-vertical-align="middle" fo:padding-top="0.15cm" fo:padding-bottom="0.15cm" fo:padding-left="0.125cm" fo:padding-right="0.125cm"/>
    </style:style>
    <style:style style:name="gr13" style:family="graphic" style:parent-style-name="standard">
      <style:graphic-properties draw:fill="solid" draw:fill-color="#dc2300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svg:stroke-width="0.05cm" svg:stroke-color="#004586" draw:marker-start-width="0.275cm" draw:marker-end-width="0.275cm" draw:fill="none" draw:textarea-horizontal-align="justify" draw:textarea-vertical-align="middle" draw:auto-grow-height="false" fo:padding-top="0.15cm" fo:padding-bottom="0.15cm" fo:padding-left="0.125cm" fo:padding-right="0.1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Bitstream Vera Sans Mono'" style:font-family-generic="swiss" style:font-pitch="fixed"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'Bitstream Vera Sans Mono'" style:font-family-generic="swiss" style:font-pitch="fixed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  <style:text-properties fo:color="#004586" fo:font-family="'Bitstream Vera Sans Mono'" style:font-family-generic="swiss" style:font-pitch="fixed" fo:font-size="10pt" fo:text-shadow="1pt 1pt" fo:font-weight="bold" style:font-size-asian="10pt" style:font-weight-asian="bold" style:font-size-complex="10pt" style:font-weight-complex="bold"/>
    </style:style>
    <style:style style:name="T1" style:family="text">
      <style:text-properties fo:font-family="'Bitstream Vera Sans Mono'" style:font-family-generic="swiss" style:font-pitch="fixed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ffffff" fo:font-family="'Bitstream Vera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family="'Bitstream Vera Sans'" style:font-family-generic="swiss" style:font-pitch="variable" fo:font-size="10pt" style:font-size-asian="10pt" style:font-size-complex="10pt"/>
    </style:style>
    <style:style style:name="T4" style:family="text">
      <style:text-properties fo:color="#004586" fo:font-family="'Bitstream Vera Sans Mono'" style:font-family-generic="swiss" style:font-pitch="fixed" fo:font-size="10pt" fo:text-shadow="1pt 1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75cm" svg:height="2.625cm" svg:x="3.025cm" svg:y="1.875cm">
          <draw:image xlink:href="Pictures/10000201000001F4000001F4CC336DB6.png" xlink:type="simple" xlink:show="embed" xlink:actuate="onLoad">
            <text:p text:style-name="P2"/>
          </draw:image>
        </draw:frame>
        <draw:frame draw:style-name="gr2" draw:text-style-name="P3" draw:layer="layout" svg:width="1.26cm" svg:height="0.662cm" svg:x="4.64cm" svg:y="9.338cm">
          <draw:text-box>
            <text:p text:style-name="P2"><text:span text:style-name="T1">trunk</text:span></text:p>
          </draw:text-box>
        </draw:frame>
        <draw:line draw:style-name="gr3" draw:text-style-name="P1" draw:layer="layout" svg:x1="6.025cm" svg:y1="4cm" svg:x2="6.025cm" svg:y2="5.125cm">
          <text:p text:style-name="P2"/>
        </draw:line>
        <draw:frame draw:style-name="gr4" draw:text-style-name="P4" draw:id="id3" draw:layer="layout" svg:width="2cm" svg:height="1.25cm" svg:x="5.025cm" svg:y="6.375cm">
          <draw:image xlink:href="Pictures/200000320000112800000C818863EC7A.wmf" xlink:type="simple" xlink:show="embed" xlink:actuate="onLoad">
            <text:p text:style-name="P2"/>
          </draw:image>
        </draw:frame>
        <draw:frame draw:style-name="gr2" draw:text-style-name="P6" draw:layer="layout" svg:width="1.472cm" svg:height="0.662cm" svg:x="4.403cm" svg:y="10.75cm">
          <draw:text-box>
            <text:p text:style-name="P5"><text:span text:style-name="T1">tcp/80</text:span></text:p>
          </draw:text-box>
        </draw:frame>
        <draw:custom-shape draw:style-name="gr5" draw:text-style-name="P7" draw:id="id1" draw:layer="layout" svg:width="3cm" svg:height="0.625cm" svg:x="4.525cm" svg:y="8.125cm">
          <text:p text:style-name="P5"><text:span text:style-name="T2">PREROUTING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025cm" svg:y1="7.5cm" svg:x2="6.025cm" svg:y2="8.125cm">
          <text:p text:style-name="P2"/>
        </draw:line>
        <draw:custom-shape draw:style-name="gr6" draw:text-style-name="P7" draw:id="id2" draw:layer="layout" svg:width="3cm" svg:height="1.5cm" svg:x="8.15cm" svg:y="6.25cm">
          <text:p text:style-name="P5"><text:span text:style-name="T2">SQUI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025cm" svg:y1="8.75cm" svg:x2="6.025cm" svg:y2="10cm">
          <text:p text:style-name="P2"/>
        </draw:line>
        <draw:custom-shape draw:style-name="gr7" draw:text-style-name="P1" draw:layer="layout" svg:width="0.25cm" svg:height="0.25cm" svg:x="5.9cm" svg:y="9.62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1" draw:layer="layout" svg:x1="7.525cm" svg:y1="8.437cm" svg:x2="9.65cm" svg:y2="7.75cm" draw:start-shape="id1" draw:start-glue-point="1" draw:end-shape="id2" draw:end-glue-point="2" svg:d="m7525 8437h2125v-687">
          <text:p text:style-name="P2"/>
        </draw:connector>
        <draw:custom-shape draw:style-name="gr9" draw:text-style-name="P8" draw:layer="layout" svg:width="2.5cm" svg:height="1.125cm" svg:x="11.275cm" svg:y="5.125cm">
          <text:p text:style-name="P5"><text:span text:style-name="T3">squidGuar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8" draw:layer="layout" svg:width="2.5cm" svg:height="1.125cm" svg:x="11.65cm" svg:y="5.875cm">
          <text:p text:style-name="P5"><text:span text:style-name="T3">squidGuar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8" draw:layer="layout" svg:width="2.5cm" svg:height="1.125cm" svg:x="12.025cm" svg:y="6.625cm">
          <text:p text:style-name="P5"><text:span text:style-name="T3">squidGuar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8" draw:layer="layout" svg:width="2.5cm" svg:height="1.125cm" svg:x="12.375cm" svg:y="7.375cm">
          <text:p text:style-name="P5"><text:span text:style-name="T3">squidGuar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11.15cm" svg:y1="7.375cm" svg:x2="12.4cm" svg:y2="8cm">
          <text:p text:style-name="P2"/>
        </draw:line>
        <draw:line draw:style-name="gr3" draw:text-style-name="P1" draw:layer="layout" svg:x1="11.15cm" svg:y1="7.125cm" svg:x2="12.025cm" svg:y2="7.25cm">
          <text:p text:style-name="P2"/>
        </draw:line>
        <draw:line draw:style-name="gr3" draw:text-style-name="P1" draw:layer="layout" svg:x1="11.775cm" svg:y1="6.625cm" svg:x2="11.15cm" svg:y2="6.875cm">
          <text:p text:style-name="P2"/>
        </draw:line>
        <draw:line draw:style-name="gr3" draw:text-style-name="P1" draw:layer="layout" svg:x1="11.525cm" svg:y1="6cm" svg:x2="11.15cm" svg:y2="6.625cm">
          <text:p text:style-name="P2"/>
        </draw:line>
        <draw:custom-shape draw:style-name="gr5" draw:text-style-name="P7" draw:id="id5" draw:layer="layout" svg:width="3cm" svg:height="0.625cm" svg:x="4.525cm" svg:y="5.05cm">
          <text:p text:style-name="P5"><text:span text:style-name="T2">OUTPU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025cm" svg:y1="5.625cm" svg:x2="6.025cm" svg:y2="6.375cm">
          <text:p text:style-name="P2"/>
        </draw:line>
        <draw:connector draw:style-name="gr8" draw:text-style-name="P1" draw:layer="layout" svg:x1="8.15cm" svg:y1="7cm" svg:x2="7.025cm" svg:y2="7cm" draw:start-shape="id2" draw:start-glue-point="3" draw:end-shape="id3" draw:end-glue-point="1" svg:d="m8150 7000h-1125">
          <text:p text:style-name="P2"/>
        </draw:connector>
        <draw:connector draw:style-name="gr10" draw:text-style-name="P1" draw:id="id4" draw:layer="layout" draw:type="curve" draw:line-skew="-0.717cm" svg:x1="6.025cm" svg:y1="11.212cm" svg:x2="9.65cm" svg:y2="7.75cm" draw:end-shape="id2" draw:end-glue-point="2" svg:d="m6025 11212c0-3072 3625-1341 3625-3462">
          <text:p text:style-name="P2"/>
        </draw:connector>
        <draw:custom-shape draw:style-name="gr11" draw:text-style-name="P7" draw:layer="layout" svg:width="2.25cm" svg:height="0.5cm" svg:x="9.9cm" svg:y="9.75cm">
          <text:p text:style-name="P5"><text:span text:style-name="T2">Cache hit</text:span></text:p>
          <draw:enhanced-geometry svg:viewBox="0 0 21600 21600" draw:text-areas="800 800 20800 20800" draw:type="round-rectangular-callout" draw:modifiers="-5709.46246112839 -48847.9041916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2" draw:text-style-name="P1" draw:layer="layout" draw:type="curve" draw:line-skew="-1.791cm -0.376cm" svg:x1="6.025cm" svg:y1="11.212cm" svg:x2="7.525cm" svg:y2="5.362cm" draw:start-shape="id4" draw:start-glue-point="2" draw:end-shape="id5" draw:end-glue-point="1" svg:d="m6025 11212c0-1509 2017-1257 3343-2342s1958-3508-1843-3508">
          <text:p text:style-name="P2"/>
        </draw:connector>
        <draw:custom-shape draw:style-name="gr13" draw:text-style-name="P7" draw:layer="layout" svg:width="2.625cm" svg:height="0.5cm" svg:x="9.025cm" svg:y="4.375cm">
          <text:p text:style-name="P5"><text:span text:style-name="T2">Cache miss</text:span></text:p>
          <draw:enhanced-geometry svg:viewBox="0 0 21600 21600" draw:text-areas="800 800 20800 20800" draw:type="round-rectangular-callout" draw:modifiers="1595.7349581112 53417.96407185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3.5cm" svg:height="4.75cm" svg:x="4.4cm" svg:y="4.62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.472cm" svg:height="1.073cm" svg:x="2.775cm" svg:y="4.625cm">
          <draw:text-box>
            <text:p text:style-name="P5"><text:span text:style-name="T4">Linux</text:span></text:p>
            <text:p text:style-name="P5"><text:span text:style-name="T4">kernel</text:span></text:p>
          </draw:text-box>
        </draw:frame>
        <draw:frame draw:style-name="gr2" draw:text-style-name="P6" draw:layer="layout" svg:width="1.895cm" svg:height="0.662cm" svg:x="9.98cm" svg:y="8.213cm">
          <draw:text-box>
            <text:p text:style-name="P5"><text:span text:style-name="T1">tcp/312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1cm" fo:padding-right="0.1cm" draw:shadow="hidden" draw:shadow-offset-x="0.3cm" draw:shadow-offset-y="0.3cm" draw:shadow-color="#808080" draw:measure-align="inside" draw:measure-vertical-align="above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3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1-03T16:52:06</meta:creation-date>
    <dc:date>2008-11-02T12:45:30</dc:date>
    <meta:editing-cycles>63</meta:editing-cycles>
    <meta:editing-duration>PT8H45M53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